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1.072in"/>
    </style:style>
    <style:style style:name="co2" style:family="table-column">
      <style:table-column-properties fo:break-before="auto" style:column-width="0.7665in"/>
    </style:style>
    <style:style style:name="co3" style:family="table-column">
      <style:table-column-properties fo:break-before="auto" style:column-width="0.8189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18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  <style:text-properties style:font-name="Arial" fo:font-weight="bold" style:font-name-asian="Arial1" style:font-weight-asian="bold" style:font-name-complex="Arial1" style:font-weight-complex="bold"/>
    </style:style>
    <style:style style:name="ce2" style:family="table-cell" style:parent-style-name="Default" style:data-style-name="N118">
      <style:table-cell-properties style:text-align-source="fix" style:repeat-content="false" fo:border="none" style:vertical-align="middle"/>
      <style:paragraph-properties fo:text-align="center"/>
    </style:style>
    <style:style style:name="ce3" style:family="table-cell" style:parent-style-name="Default" style:data-style-name="N118">
      <style:table-cell-properties fo:border="none"/>
    </style:style>
    <style:style style:name="ce4" style:family="table-cell" style:parent-style-name="Default" style:data-style-name="N118">
      <style:table-cell-properties fo:border-bottom="none" fo:border-left="0.0008in solid #000000" fo:border-right="0.0008in solid #000000" fo:border-top="0.0008in solid #000000"/>
      <style:text-properties fo:font-weight="bold" style:font-weight-asian="bold" style:font-weight-complex="bold"/>
    </style:style>
    <style:style style:name="ce5" style:family="table-cell" style:parent-style-name="Default" style:data-style-name="N60">
      <style:table-cell-properties fo:border-bottom="0.0008in solid #000000" fo:border-left="0.0008in solid #000000" fo:border-right="0.0008in solid #000000" fo:border-top="none"/>
    </style:style>
    <style:style style:name="ce6" style:family="table-cell" style:parent-style-name="Default" style:data-style-name="N118">
      <style:table-cell-properties fo:border-bottom="none" fo:border-left="0.0008in solid #000000" fo:border-right="0.0008in solid #000000" fo:border-top="none"/>
    </style:style>
    <style:style style:name="ce7" style:family="table-cell" style:parent-style-name="Default" style:data-style-name="N118">
      <style:table-cell-properties fo:border-bottom="0.0008in solid #000000" fo:border-left="0.0008in solid #000000" fo:border-right="0.0008in solid #000000" fo:border-top="none"/>
    </style:style>
    <style:style style:name="ce8" style:family="table-cell" style:parent-style-name="Default" style:data-style-name="N118"/>
    <style:style style:name="ce9" style:family="table-cell" style:parent-style-name="Default" style:data-style-name="N60">
      <style:table-cell-properties style:text-align-source="fix" style:repeat-content="false" style:vertical-align="middle"/>
      <style:paragraph-properties fo:text-align="start" fo:margin-left="0in"/>
    </style:style>
    <style:style style:name="ce10" style:family="table-cell" style:parent-style-name="Default" style:data-style-name="N60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/>
    </style:style>
    <style:style style:name="ce11" style:family="table-cell" style:parent-style-name="Default" style:data-style-name="N60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60">
      <style:table-cell-properties fo:border-bottom="0.0008in solid #000000" fo:border-left="none" fo:border-right="none" fo:border-top="none"/>
    </style:style>
    <style:style style:name="ce13" style:family="table-cell" style:parent-style-name="Default" style:data-style-name="N60"/>
    <style:style style:name="ce14" style:family="table-cell" style:parent-style-name="Default" style:data-style-name="N60">
      <style:table-cell-properties fo:padding-bottom="0.0193in" fo:padding-left="0.0138in" fo:padding-right="0.0138in" fo:padding-top="0.0193in"/>
    </style:style>
    <style:style style:name="ce15" style:family="table-cell" style:parent-style-name="Default" style:data-style-name="N60">
      <style:table-cell-properties fo:border-bottom="none" fo:border-left="none" fo:border-right="none" fo:border-top="0.0008in solid #000000"/>
    </style:style>
    <style:style style:name="ce16" style:family="table-cell" style:parent-style-name="Default" style:data-style-name="N60">
      <style:table-cell-properties fo:border-bottom="0.0008in solid #000000" fo:border-left="none" fo:border-right="none" fo:border-top="none"/>
      <style:text-properties style:font-name="Arial" style:font-name-asian="Arial1" style:font-name-complex="Arial1"/>
    </style:style>
    <style:style style:name="ce17" style:family="table-cell" style:parent-style-name="Default">
      <style:table-cell-properties fo:border-bottom="none" fo:border-left="0.0008in solid #000000" fo:border-right="0.0008in solid #000000" fo:border-top="none"/>
    </style:style>
    <style:style style:name="ce18" style:family="table-cell" style:parent-style-name="Default" style:data-style-name="N60">
      <style:table-cell-properties style:text-align-source="fix" style:repeat-content="false" style:vertical-align="middle"/>
      <style:paragraph-properties fo:text-align="center"/>
    </style:style>
    <style:style style:name="ce19" style:family="table-cell" style:parent-style-name="Default" style:data-style-name="N60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60">
      <style:table-cell-properties fo:border-bottom="none" fo:border-left="none" fo:border-right="0.0008in solid #000000" fo:border-top="0.0008in solid #000000"/>
    </style:style>
    <style:style style:name="ce21" style:family="table-cell" style:parent-style-name="Default" style:data-style-name="N60">
      <style:table-cell-properties fo:border-bottom="none" fo:border-left="none" fo:border-right="0.0008in solid #000000" fo:border-top="none"/>
    </style:style>
    <style:style style:name="ce22" style:family="table-cell" style:parent-style-name="Default" style:data-style-name="N60">
      <style:table-cell-properties fo:border-bottom="0.0008in solid #000000" fo:border-left="none" fo:border-right="0.0008in solid #000000" fo:border-top="none"/>
    </style:style>
    <style:style style:name="ce23" style:family="table-cell" style:parent-style-name="Default" style:data-style-name="N60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60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141312" style:font-name="Arial" fo:font-size="10pt" fo:language="zxx" fo:country="none" fo:font-weight="bold" style:font-name-asian="Arial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ce25" style:family="table-cell" style:parent-style-name="Default" style:data-style-name="N60">
      <style:table-cell-properties fo:border-bottom="0.0008in solid #000000" fo:border-left="0.0008in solid #000000" fo:border-right="none" fo:border-top="none"/>
    </style:style>
    <style:style style:name="ce26" style:family="table-cell" style:parent-style-name="Default" style:data-style-name="N60">
      <style:table-cell-properties fo:border-bottom="none" fo:border-left="0.0008in solid #000000" fo:border-right="none" fo:border-top="none"/>
    </style:style>
    <style:style style:name="ce27" style:family="table-cell" style:parent-style-name="Default" style:data-style-name="N60">
      <style:table-cell-properties fo:border="none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 style:data-style-name="N60">
      <style:table-cell-properties fo:border-bottom="0.0008in solid #000000" fo:border-left="none" fo:border-right="0.0008in solid #000000" fo:border-top="none"/>
      <style:text-properties style:font-name="Arial" style:font-name-asian="Arial1" style:font-name-complex="Arial1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8"/>
        <table:table-column table:style-name="co2" table:number-columns-repeated="3" table:default-cell-style-name="ce13"/>
        <table:table-column table:style-name="co3" table:default-cell-style-name="Default"/>
        <table:table-column table:style-name="co4" table:number-columns-repeated="3" table:default-cell-style-name="ce13"/>
        <table:table-column table:style-name="co2" table:default-cell-style-name="Default"/>
        <table:table-column table:style-name="co4" table:number-columns-repeated="3" table:default-cell-style-name="ce13"/>
        <table:table-column table:style-name="co4" table:number-columns-repeated="1012" table:default-cell-style-name="Default"/>
        <table:table-row table:style-name="ro1">
          <table:table-cell table:style-name="ce1" office:value-type="string" table:number-columns-spanned="12" table:number-rows-spanned="1">
            <text:p>1D particle distribution, constant ratio supLen/dx=5, summation density, leapfrog dt=autom., simu time~0.2</text:p>
          </table:table-cell>
          <table:covered-table-cell table:style-name="ce9"/>
          <table:covered-table-cell table:number-columns-repeated="2"/>
          <table:covered-table-cell table:style-name="ce17"/>
          <table:covered-table-cell table:style-name="ce18"/>
          <table:covered-table-cell table:number-columns-repeated="2"/>
          <table:covered-table-cell table:style-name="ce17"/>
          <table:covered-table-cell table:style-name="ce18"/>
          <table:covered-table-cell table:number-columns-repeated="2"/>
          <table:table-cell table:number-columns-repeated="1012"/>
        </table:table-row>
        <table:table-row table:style-name="ro1">
          <table:table-cell table:style-name="ce2"/>
          <table:table-cell table:style-name="ce9"/>
          <table:table-cell table:number-columns-repeated="2"/>
          <table:table-cell table:style-name="ce18"/>
          <table:table-cell table:number-columns-repeated="2"/>
          <table:table-cell table:style-name="ce18"/>
          <table:table-cell table:style-name="ce13"/>
          <table:table-cell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ce3"/>
          <table:table-cell table:style-name="ce10"/>
          <table:table-cell table:style-name="ce14" table:number-columns-repeated="2"/>
          <table:table-cell table:style-name="ce10"/>
          <table:table-cell table:style-name="ce14" table:number-columns-repeated="2"/>
          <table:table-cell table:style-name="ce10"/>
          <table:table-cell table:style-name="ce14" table:number-columns-repeated="2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4" office:value-type="string">
            <text:p>supportlength</text:p>
          </table:table-cell>
          <table:table-cell table:style-name="ce11" office:value-type="string" table:number-columns-spanned="9" table:number-rows-spanned="1">
            <text:p>whole domain </text:p>
          </table:table-cell>
          <table:covered-table-cell table:style-name="ce15"/>
          <table:covered-table-cell table:style-name="ce15"/>
          <table:covered-table-cell table:style-name="ce11" office:value-type="string">
            <text:p>area3 (after rarefaction before CD)</text:p>
          </table:covered-table-cell>
          <table:covered-table-cell table:style-name="ce15"/>
          <table:covered-table-cell table:style-name="ce15"/>
          <table:covered-table-cell table:style-name="ce19" office:value-type="string">
            <text:p>area2 (after CD before shock)</text:p>
          </table:covered-table-cell>
          <table:covered-table-cell table:style-name="ce15"/>
          <table:covered-table-cell table:style-name="ce20"/>
          <table:table-cell table:style-name="ce24" office:value-type="string" table:number-columns-spanned="9" table:number-rows-spanned="1">
            <text:p>area3 (after rarefaction before CD)</text:p>
          </table:table-cell>
          <table:covered-table-cell table:style-name="ce15"/>
          <table:covered-table-cell table:style-name="ce15"/>
          <table:covered-table-cell table:style-name="ce11" office:value-type="string">
            <text:p>area3 (after rarefaction before CD)</text:p>
          </table:covered-table-cell>
          <table:covered-table-cell table:style-name="ce15"/>
          <table:covered-table-cell table:style-name="ce15"/>
          <table:covered-table-cell table:style-name="ce19" office:value-type="string">
            <text:p>area2 (after CD before shock)</text:p>
          </table:covered-table-cell>
          <table:covered-table-cell table:style-name="ce15"/>
          <table:covered-table-cell table:style-name="ce20"/>
          <table:table-cell table:style-name="ce24" office:value-type="string" table:number-columns-spanned="9" table:number-rows-spanned="1">
            <text:p>area2 (after CD before shock)</text:p>
          </table:table-cell>
          <table:covered-table-cell table:style-name="ce15"/>
          <table:covered-table-cell table:style-name="ce15"/>
          <table:covered-table-cell table:style-name="ce11" office:value-type="string">
            <text:p>area3 (after rarefaction before CD)</text:p>
          </table:covered-table-cell>
          <table:covered-table-cell table:style-name="ce15"/>
          <table:covered-table-cell table:style-name="ce15"/>
          <table:covered-table-cell table:style-name="ce19" office:value-type="string">
            <text:p>area2 (after CD before shock)</text:p>
          </table:covered-table-cell>
          <table:covered-table-cell table:style-name="ce15"/>
          <table:covered-table-cell table:style-name="ce20"/>
          <table:table-cell table:number-columns-repeated="996"/>
        </table:table-row>
        <table:table-row table:style-name="ro1">
          <table:table-cell table:style-name="ce5"/>
          <table:table-cell table:style-name="ce12" office:value-type="string">
            <text:p>L1_rho</text:p>
          </table:table-cell>
          <table:table-cell table:style-name="ce12" office:value-type="string">
            <text:p>L1_u</text:p>
          </table:table-cell>
          <table:table-cell table:style-name="ce16" office:value-type="string">
            <text:p>L1e</text:p>
          </table:table-cell>
          <table:table-cell table:style-name="ce12" office:value-type="string">
            <text:p>L2_rho</text:p>
          </table:table-cell>
          <table:table-cell table:style-name="ce12" office:value-type="string">
            <text:p>L2_u</text:p>
          </table:table-cell>
          <table:table-cell table:style-name="ce16" office:value-type="string">
            <text:p>L2e</text:p>
          </table:table-cell>
          <table:table-cell table:style-name="ce12" office:value-type="string">
            <text:p>Linf_rho</text:p>
          </table:table-cell>
          <table:table-cell table:style-name="ce12" office:value-type="string">
            <text:p>Linf_u</text:p>
          </table:table-cell>
          <table:table-cell table:style-name="ce16" office:value-type="string">
            <text:p>Linf_e</text:p>
          </table:table-cell>
          <table:table-cell table:style-name="ce25" office:value-type="string">
            <text:p>L1_rho3</text:p>
          </table:table-cell>
          <table:table-cell table:style-name="ce12" office:value-type="string">
            <text:p>L1_u3</text:p>
          </table:table-cell>
          <table:table-cell table:style-name="ce16" office:value-type="string">
            <text:p>L1e3</text:p>
          </table:table-cell>
          <table:table-cell table:style-name="ce12" office:value-type="string">
            <text:p>L2_rho3</text:p>
          </table:table-cell>
          <table:table-cell table:style-name="ce12" office:value-type="string">
            <text:p>L2_u3</text:p>
          </table:table-cell>
          <table:table-cell table:style-name="ce16" office:value-type="string">
            <text:p>L2e3</text:p>
          </table:table-cell>
          <table:table-cell table:style-name="ce12" office:value-type="string">
            <text:p>Linf_rho3</text:p>
          </table:table-cell>
          <table:table-cell table:style-name="ce12" office:value-type="string">
            <text:p>Linf_u3</text:p>
          </table:table-cell>
          <table:table-cell table:style-name="ce29" office:value-type="string">
            <text:p>Linf_e3</text:p>
          </table:table-cell>
          <table:table-cell table:style-name="ce25" office:value-type="string">
            <text:p>L1_rho2</text:p>
          </table:table-cell>
          <table:table-cell table:style-name="ce12" office:value-type="string">
            <text:p>L1_u2</text:p>
          </table:table-cell>
          <table:table-cell table:style-name="ce16" office:value-type="string">
            <text:p>L1e2</text:p>
          </table:table-cell>
          <table:table-cell table:style-name="ce12" office:value-type="string">
            <text:p>L2_rho2</text:p>
          </table:table-cell>
          <table:table-cell table:style-name="ce12" office:value-type="string">
            <text:p>L2_u2</text:p>
          </table:table-cell>
          <table:table-cell table:style-name="ce16" office:value-type="string">
            <text:p>L2e2</text:p>
          </table:table-cell>
          <table:table-cell table:style-name="ce12" office:value-type="string">
            <text:p>Linf_rho2</text:p>
          </table:table-cell>
          <table:table-cell table:style-name="ce12" office:value-type="string">
            <text:p>Linf_u2</text:p>
          </table:table-cell>
          <table:table-cell table:style-name="ce29" office:value-type="string">
            <text:p>Linf_e2</text:p>
          </table:table-cell>
          <table:table-cell table:style-name="ce13" table:number-columns-repeated="996"/>
        </table:table-row>
        <table:table-row table:style-name="ro1">
          <table:table-cell table:style-name="ce6" office:value-type="float" office:value="0.005">
            <text:p>0.0050</text:p>
          </table:table-cell>
          <table:table-cell office:value-type="float" office:value="0.0040229">
            <text:p>4.02E-003</text:p>
          </table:table-cell>
          <table:table-cell office:value-type="float" office:value="0.00834215">
            <text:p>8.34E-003</text:p>
          </table:table-cell>
          <table:table-cell office:value-type="float" office:value="0.00410209">
            <text:p>4.10E-003</text:p>
          </table:table-cell>
          <table:table-cell table:style-name="ce13" office:value-type="float" office:value="0.0106875">
            <text:p>1.07E-002</text:p>
          </table:table-cell>
          <table:table-cell office:value-type="float" office:value="0.0370729">
            <text:p>3.71E-002</text:p>
          </table:table-cell>
          <table:table-cell office:value-type="float" office:value="0.0173756">
            <text:p>1.74E-002</text:p>
          </table:table-cell>
          <table:table-cell office:value-type="float" office:value="0.0664311">
            <text:p>6.64E-002</text:p>
          </table:table-cell>
          <table:table-cell table:style-name="ce13" office:value-type="float" office:value="0.617668">
            <text:p>6.18E-001</text:p>
          </table:table-cell>
          <table:table-cell table:style-name="ce21" office:value-type="float" office:value="0.332836">
            <text:p>3.33E-001</text:p>
          </table:table-cell>
          <table:table-cell table:style-name="ce26" office:value-type="float" office:value="0.0020597">
            <text:p>2.06E-003</text:p>
          </table:table-cell>
          <table:table-cell office:value-type="float" office:value="0.00122837">
            <text:p>1.23E-003</text:p>
          </table:table-cell>
          <table:table-cell table:style-name="ce13" office:value-type="float" office:value="0.00163045">
            <text:p>1.63E-003</text:p>
          </table:table-cell>
          <table:table-cell table:style-name="ce13" office:value-type="float" office:value="0.0025301">
            <text:p>2.53E-003</text:p>
          </table:table-cell>
          <table:table-cell table:style-name="ce13" office:value-type="float" office:value="0.0036359">
            <text:p>3.64E-003</text:p>
          </table:table-cell>
          <table:table-cell table:style-name="ce13" office:value-type="float" office:value="0.00189743">
            <text:p>1.90E-003</text:p>
          </table:table-cell>
          <table:table-cell table:style-name="ce13" office:value-type="float" office:value="0.00829472">
            <text:p>8.29E-003</text:p>
          </table:table-cell>
          <table:table-cell table:style-name="ce13" office:value-type="float" office:value="0.0174222">
            <text:p>1.74E-002</text:p>
          </table:table-cell>
          <table:table-cell table:style-name="ce21" office:value-type="float" office:value="0.00569483">
            <text:p>5.69E-003</text:p>
          </table:table-cell>
          <table:table-cell table:style-name="ce26" office:value-type="float" office:value="0.00032345">
            <text:p>3.23E-004</text:p>
          </table:table-cell>
          <table:table-cell table:style-name="ce13" office:value-type="float" office:value="0.000233991">
            <text:p>2.34E-004</text:p>
          </table:table-cell>
          <table:table-cell table:style-name="ce13" office:value-type="float" office:value="0.0011932">
            <text:p>1.19E-003</text:p>
          </table:table-cell>
          <table:table-cell table:style-name="ce13" office:value-type="float" office:value="0.000772954">
            <text:p>7.73E-004</text:p>
          </table:table-cell>
          <table:table-cell table:style-name="ce13" office:value-type="float" office:value="0.000948771">
            <text:p>9.49E-004</text:p>
          </table:table-cell>
          <table:table-cell table:style-name="ce13" office:value-type="float" office:value="0.00319133">
            <text:p>3.19E-003</text:p>
          </table:table-cell>
          <table:table-cell table:style-name="ce13" office:value-type="float" office:value="0.00446744">
            <text:p>4.47E-003</text:p>
          </table:table-cell>
          <table:table-cell table:style-name="ce13" office:value-type="float" office:value="0.00850147">
            <text:p>8.50E-003</text:p>
          </table:table-cell>
          <table:table-cell table:style-name="ce21" office:value-type="float" office:value="0.0228139">
            <text:p>2.28E-002</text:p>
          </table:table-cell>
          <table:table-cell table:style-name="ce13" table:number-columns-repeated="996"/>
        </table:table-row>
        <table:table-row table:style-name="ro1">
          <table:table-cell table:style-name="ce6" office:value-type="float" office:value="0.01">
            <text:p>0.0100</text:p>
          </table:table-cell>
          <table:table-cell office:value-type="float" office:value="0.00454882">
            <text:p>4.55E-003</text:p>
          </table:table-cell>
          <table:table-cell office:value-type="float" office:value="0.0109462">
            <text:p>1.09E-002</text:p>
          </table:table-cell>
          <table:table-cell office:value-type="float" office:value="0.00631111">
            <text:p>6.31E-003</text:p>
          </table:table-cell>
          <table:table-cell table:style-name="ce13" office:value-type="float" office:value="0.0114414">
            <text:p>1.14E-002</text:p>
          </table:table-cell>
          <table:table-cell office:value-type="float" office:value="0.0463613">
            <text:p>4.64E-002</text:p>
          </table:table-cell>
          <table:table-cell office:value-type="float" office:value="0.0238709">
            <text:p>2.39E-002</text:p>
          </table:table-cell>
          <table:table-cell office:value-type="float" office:value="0.0728988">
            <text:p>7.29E-002</text:p>
          </table:table-cell>
          <table:table-cell table:style-name="ce13" office:value-type="float" office:value="0.566047">
            <text:p>5.66E-001</text:p>
          </table:table-cell>
          <table:table-cell table:style-name="ce21" office:value-type="float" office:value="0.332898">
            <text:p>3.33E-001</text:p>
          </table:table-cell>
          <table:table-cell table:style-name="ce26" office:value-type="float" office:value="0.00282252">
            <text:p>2.82E-003</text:p>
          </table:table-cell>
          <table:table-cell office:value-type="float" office:value="0.00306787">
            <text:p>3.07E-003</text:p>
          </table:table-cell>
          <table:table-cell table:style-name="ce13" office:value-type="float" office:value="0.00224122">
            <text:p>2.24E-003</text:p>
          </table:table-cell>
          <table:table-cell table:style-name="ce13" office:value-type="float" office:value="0.00379454">
            <text:p>3.79E-003</text:p>
          </table:table-cell>
          <table:table-cell table:style-name="ce13" office:value-type="float" office:value="0.00680933">
            <text:p>6.81E-003</text:p>
          </table:table-cell>
          <table:table-cell table:style-name="ce13" office:value-type="float" office:value="0.00276161">
            <text:p>2.76E-003</text:p>
          </table:table-cell>
          <table:table-cell table:style-name="ce13" office:value-type="float" office:value="0.0112426">
            <text:p>1.12E-002</text:p>
          </table:table-cell>
          <table:table-cell table:style-name="ce13" office:value-type="float" office:value="0.0248696">
            <text:p>2.49E-002</text:p>
          </table:table-cell>
          <table:table-cell table:style-name="ce21" office:value-type="float" office:value="0.00768728">
            <text:p>7.69E-003</text:p>
          </table:table-cell>
          <table:table-cell table:style-name="ce26" office:value-type="float" office:value="0.000545696">
            <text:p>5.46E-004</text:p>
          </table:table-cell>
          <table:table-cell table:style-name="ce13" office:value-type="float" office:value="0.000506863">
            <text:p>5.07E-004</text:p>
          </table:table-cell>
          <table:table-cell table:style-name="ce13" office:value-type="float" office:value="0.00210448">
            <text:p>2.10E-003</text:p>
          </table:table-cell>
          <table:table-cell table:style-name="ce13" office:value-type="float" office:value="0.00112535">
            <text:p>1.13E-003</text:p>
          </table:table-cell>
          <table:table-cell table:style-name="ce13" office:value-type="float" office:value="0.00142243">
            <text:p>1.42E-003</text:p>
          </table:table-cell>
          <table:table-cell table:style-name="ce13" office:value-type="float" office:value="0.00465032">
            <text:p>4.65E-003</text:p>
          </table:table-cell>
          <table:table-cell table:style-name="ce13" office:value-type="float" office:value="0.00447336">
            <text:p>4.47E-003</text:p>
          </table:table-cell>
          <table:table-cell table:style-name="ce13" office:value-type="float" office:value="0.0085165">
            <text:p>8.52E-003</text:p>
          </table:table-cell>
          <table:table-cell table:style-name="ce21" office:value-type="float" office:value="0.0228393">
            <text:p>2.28E-002</text:p>
          </table:table-cell>
          <table:table-cell table:style-name="ce13" table:number-columns-repeated="996"/>
        </table:table-row>
        <table:table-row table:style-name="ro1">
          <table:table-cell table:style-name="ce6" office:value-type="float" office:value="0.015">
            <text:p>0.0150</text:p>
          </table:table-cell>
          <table:table-cell office:value-type="float" office:value="0.00540189">
            <text:p>5.40E-003</text:p>
          </table:table-cell>
          <table:table-cell office:value-type="float" office:value="0.014402">
            <text:p>1.44E-002</text:p>
          </table:table-cell>
          <table:table-cell office:value-type="float" office:value="0.00869258">
            <text:p>8.69E-003</text:p>
          </table:table-cell>
          <table:table-cell table:style-name="ce13" office:value-type="float" office:value="0.0123738">
            <text:p>1.24E-002</text:p>
          </table:table-cell>
          <table:table-cell office:value-type="float" office:value="0.0580554">
            <text:p>5.81E-002</text:p>
          </table:table-cell>
          <table:table-cell office:value-type="float" office:value="0.0290923">
            <text:p>2.91E-002</text:p>
          </table:table-cell>
          <table:table-cell office:value-type="float" office:value="0.0682868">
            <text:p>6.83E-002</text:p>
          </table:table-cell>
          <table:table-cell table:style-name="ce13" office:value-type="float" office:value="0.602872">
            <text:p>6.03E-001</text:p>
          </table:table-cell>
          <table:table-cell table:style-name="ce21" office:value-type="float" office:value="0.332962">
            <text:p>3.33E-001</text:p>
          </table:table-cell>
          <table:table-cell table:style-name="ce26" office:value-type="float" office:value="0.00367836">
            <text:p>3.68E-003</text:p>
          </table:table-cell>
          <table:table-cell office:value-type="float" office:value="0.00506526">
            <text:p>5.07E-003</text:p>
          </table:table-cell>
          <table:table-cell table:style-name="ce13" office:value-type="float" office:value="0.00290524">
            <text:p>2.91E-003</text:p>
          </table:table-cell>
          <table:table-cell table:style-name="ce13" office:value-type="float" office:value="0.00491066">
            <text:p>4.91E-003</text:p>
          </table:table-cell>
          <table:table-cell table:style-name="ce13" office:value-type="float" office:value="0.00933005">
            <text:p>9.33E-003</text:p>
          </table:table-cell>
          <table:table-cell table:style-name="ce13" office:value-type="float" office:value="0.00353929">
            <text:p>3.54E-003</text:p>
          </table:table-cell>
          <table:table-cell table:style-name="ce13" office:value-type="float" office:value="0.0131244">
            <text:p>1.31E-002</text:p>
          </table:table-cell>
          <table:table-cell table:style-name="ce13" office:value-type="float" office:value="0.0295049">
            <text:p>2.95E-002</text:p>
          </table:table-cell>
          <table:table-cell table:style-name="ce21" office:value-type="float" office:value="0.00899261">
            <text:p>8.99E-003</text:p>
          </table:table-cell>
          <table:table-cell table:style-name="ce26" office:value-type="float" office:value="0.000847814">
            <text:p>8.48E-004</text:p>
          </table:table-cell>
          <table:table-cell table:style-name="ce13" office:value-type="float" office:value="0.000806081">
            <text:p>8.06E-004</text:p>
          </table:table-cell>
          <table:table-cell table:style-name="ce13" office:value-type="float" office:value="0.00314723">
            <text:p>3.15E-003</text:p>
          </table:table-cell>
          <table:table-cell table:style-name="ce13" office:value-type="float" office:value="0.00143304">
            <text:p>1.43E-003</text:p>
          </table:table-cell>
          <table:table-cell table:style-name="ce13" office:value-type="float" office:value="0.00187379">
            <text:p>1.87E-003</text:p>
          </table:table-cell>
          <table:table-cell table:style-name="ce13" office:value-type="float" office:value="0.00591747">
            <text:p>5.92E-003</text:p>
          </table:table-cell>
          <table:table-cell table:style-name="ce13" office:value-type="float" office:value="0.00450017">
            <text:p>4.50E-003</text:p>
          </table:table-cell>
          <table:table-cell table:style-name="ce13" office:value-type="float" office:value="0.00885978">
            <text:p>8.86E-003</text:p>
          </table:table-cell>
          <table:table-cell table:style-name="ce21" office:value-type="float" office:value="0.022813">
            <text:p>2.28E-002</text:p>
          </table:table-cell>
          <table:table-cell table:style-name="ce13" table:number-columns-repeated="996"/>
        </table:table-row>
        <table:table-row table:style-name="ro1">
          <table:table-cell table:style-name="ce6" office:value-type="float" office:value="0.02">
            <text:p>0.0200</text:p>
          </table:table-cell>
          <table:table-cell office:value-type="float" office:value="0.00646853">
            <text:p>6.47E-003</text:p>
          </table:table-cell>
          <table:table-cell office:value-type="float" office:value="0.017943">
            <text:p>1.79E-002</text:p>
          </table:table-cell>
          <table:table-cell office:value-type="float" office:value="0.0111305">
            <text:p>1.11E-002</text:p>
          </table:table-cell>
          <table:table-cell table:style-name="ce13" office:value-type="float" office:value="0.0135642">
            <text:p>1.36E-002</text:p>
          </table:table-cell>
          <table:table-cell office:value-type="float" office:value="0.0657916">
            <text:p>6.58E-002</text:p>
          </table:table-cell>
          <table:table-cell office:value-type="float" office:value="0.0335107">
            <text:p>3.35E-002</text:p>
          </table:table-cell>
          <table:table-cell office:value-type="float" office:value="0.0694588">
            <text:p>6.95E-002</text:p>
          </table:table-cell>
          <table:table-cell table:style-name="ce13" office:value-type="float" office:value="0.593522">
            <text:p>5.94E-001</text:p>
          </table:table-cell>
          <table:table-cell table:style-name="ce21" office:value-type="float" office:value="0.333051">
            <text:p>3.33E-001</text:p>
          </table:table-cell>
          <table:table-cell table:style-name="ce26" office:value-type="float" office:value="0.00456943">
            <text:p>4.57E-003</text:p>
          </table:table-cell>
          <table:table-cell office:value-type="float" office:value="0.00717477">
            <text:p>7.17E-003</text:p>
          </table:table-cell>
          <table:table-cell table:style-name="ce13" office:value-type="float" office:value="0.00367078">
            <text:p>3.67E-003</text:p>
          </table:table-cell>
          <table:table-cell table:style-name="ce13" office:value-type="float" office:value="0.0059088">
            <text:p>5.91E-003</text:p>
          </table:table-cell>
          <table:table-cell table:style-name="ce13" office:value-type="float" office:value="0.0115768">
            <text:p>1.16E-002</text:p>
          </table:table-cell>
          <table:table-cell table:style-name="ce13" office:value-type="float" office:value="0.00430446">
            <text:p>4.30E-003</text:p>
          </table:table-cell>
          <table:table-cell table:style-name="ce13" office:value-type="float" office:value="0.0142773">
            <text:p>1.43E-002</text:p>
          </table:table-cell>
          <table:table-cell table:style-name="ce13" office:value-type="float" office:value="0.0323213">
            <text:p>3.23E-002</text:p>
          </table:table-cell>
          <table:table-cell table:style-name="ce21" office:value-type="float" office:value="0.00982968">
            <text:p>9.83E-003</text:p>
          </table:table-cell>
          <table:table-cell table:style-name="ce26" office:value-type="float" office:value="0.00130622">
            <text:p>1.31E-003</text:p>
          </table:table-cell>
          <table:table-cell table:style-name="ce13" office:value-type="float" office:value="0.00138559">
            <text:p>1.39E-003</text:p>
          </table:table-cell>
          <table:table-cell table:style-name="ce13" office:value-type="float" office:value="0.00429943">
            <text:p>4.30E-003</text:p>
          </table:table-cell>
          <table:table-cell table:style-name="ce13" office:value-type="float" office:value="0.00178241">
            <text:p>1.78E-003</text:p>
          </table:table-cell>
          <table:table-cell table:style-name="ce13" office:value-type="float" office:value="0.00267444">
            <text:p>2.67E-003</text:p>
          </table:table-cell>
          <table:table-cell table:style-name="ce13" office:value-type="float" office:value="0.00708324">
            <text:p>7.08E-003</text:p>
          </table:table-cell>
          <table:table-cell table:style-name="ce13" office:value-type="float" office:value="0.00454086">
            <text:p>4.54E-003</text:p>
          </table:table-cell>
          <table:table-cell table:style-name="ce13" office:value-type="float" office:value="0.0102623">
            <text:p>1.03E-002</text:p>
          </table:table-cell>
          <table:table-cell table:style-name="ce21" office:value-type="float" office:value="0.0227525">
            <text:p>2.28E-002</text:p>
          </table:table-cell>
          <table:table-cell table:style-name="ce13" table:number-columns-repeated="996"/>
        </table:table-row>
        <table:table-row table:style-name="ro1">
          <table:table-cell table:style-name="ce7" office:value-type="float" office:value="0.025">
            <text:p>0.0250</text:p>
          </table:table-cell>
          <table:table-cell table:style-name="ce12" office:value-type="float" office:value="0.0076005">
            <text:p>7.60E-003</text:p>
          </table:table-cell>
          <table:table-cell table:style-name="ce12" office:value-type="float" office:value="0.0219651">
            <text:p>2.20E-002</text:p>
          </table:table-cell>
          <table:table-cell table:style-name="ce12" office:value-type="float" office:value="0.013523">
            <text:p>1.35E-002</text:p>
          </table:table-cell>
          <table:table-cell table:style-name="ce12" office:value-type="float" office:value="0.0147438">
            <text:p>1.47E-002</text:p>
          </table:table-cell>
          <table:table-cell table:style-name="ce12" office:value-type="float" office:value="0.0750791">
            <text:p>7.51E-002</text:p>
          </table:table-cell>
          <table:table-cell table:style-name="ce12" office:value-type="float" office:value="0.0374938">
            <text:p>3.75E-002</text:p>
          </table:table-cell>
          <table:table-cell table:style-name="ce12" office:value-type="float" office:value="0.0671163">
            <text:p>6.71E-002</text:p>
          </table:table-cell>
          <table:table-cell table:style-name="ce12" office:value-type="float" office:value="0.61223">
            <text:p>6.12E-001</text:p>
          </table:table-cell>
          <table:table-cell table:style-name="ce22" office:value-type="float" office:value="0.333229">
            <text:p>3.33E-001</text:p>
          </table:table-cell>
          <table:table-cell table:style-name="ce25" office:value-type="float" office:value="0.0048698">
            <text:p>4.87E-003</text:p>
          </table:table-cell>
          <table:table-cell table:style-name="ce12" office:value-type="float" office:value="0.00764768">
            <text:p>7.65E-003</text:p>
          </table:table-cell>
          <table:table-cell table:style-name="ce12" office:value-type="float" office:value="0.00400439">
            <text:p>4.00E-003</text:p>
          </table:table-cell>
          <table:table-cell table:style-name="ce12" office:value-type="float" office:value="0.00584922">
            <text:p>5.85E-003</text:p>
          </table:table-cell>
          <table:table-cell table:style-name="ce12" office:value-type="float" office:value="0.010726">
            <text:p>1.07E-002</text:p>
          </table:table-cell>
          <table:table-cell table:style-name="ce12" office:value-type="float" office:value="0.00440328">
            <text:p>4.40E-003</text:p>
          </table:table-cell>
          <table:table-cell table:style-name="ce12" office:value-type="float" office:value="0.0124603">
            <text:p>1.25E-002</text:p>
          </table:table-cell>
          <table:table-cell table:style-name="ce12" office:value-type="float" office:value="0.027748">
            <text:p>2.77E-002</text:p>
          </table:table-cell>
          <table:table-cell table:style-name="ce22" office:value-type="float" office:value="0.00861752">
            <text:p>8.62E-003</text:p>
          </table:table-cell>
          <table:table-cell table:style-name="ce25" office:value-type="float" office:value="0.00190127">
            <text:p>1.90E-003</text:p>
          </table:table-cell>
          <table:table-cell table:style-name="ce12" office:value-type="float" office:value="0.00227274">
            <text:p>2.27E-003</text:p>
          </table:table-cell>
          <table:table-cell table:style-name="ce12" office:value-type="float" office:value="0.0054962">
            <text:p>5.50E-003</text:p>
          </table:table-cell>
          <table:table-cell table:style-name="ce12" office:value-type="float" office:value="0.00222398">
            <text:p>2.22E-003</text:p>
          </table:table-cell>
          <table:table-cell table:style-name="ce12" office:value-type="float" office:value="0.00379691">
            <text:p>3.80E-003</text:p>
          </table:table-cell>
          <table:table-cell table:style-name="ce12" office:value-type="float" office:value="0.00819586">
            <text:p>8.20E-003</text:p>
          </table:table-cell>
          <table:table-cell table:style-name="ce12" office:value-type="float" office:value="0.00459476">
            <text:p>4.59E-003</text:p>
          </table:table-cell>
          <table:table-cell table:style-name="ce12" office:value-type="float" office:value="0.0119469">
            <text:p>1.19E-002</text:p>
          </table:table-cell>
          <table:table-cell table:style-name="ce22" office:value-type="float" office:value="0.0225983">
            <text:p>2.26E-002</text:p>
          </table:table-cell>
          <table:table-cell table:style-name="ce13" table:number-columns-repeated="996"/>
        </table:table-row>
        <table:table-row table:style-name="ro2">
          <table:table-cell table:number-columns-repeated="2"/>
          <table:table-cell table:style-name="ce14" table:number-columns-repeated="6"/>
          <table:table-cell table:style-name="ce13"/>
          <table:table-cell/>
          <table:table-cell table:style-name="Default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14" table:number-columns-repeated="6"/>
          <table:table-cell table:style-name="ce13"/>
          <table:table-cell table:style-name="ce23" table:number-columns-spanned="3" table:number-rows-spanned="1"/>
          <table:covered-table-cell table:style-name="ce27"/>
          <table:covered-table-cell table:style-name="ce27"/>
          <table:table-cell table:style-name="ce28"/>
          <table:table-cell table:style-name="ce23" table:number-columns-spanned="3" table:number-rows-spanned="1"/>
          <table:covered-table-cell table:style-name="ce27"/>
          <table:covered-table-cell table:style-name="ce27"/>
          <table:table-cell table:number-columns-repeated="1008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13"/>
          <table:table-cell table:number-columns-repeated="2"/>
          <table:table-cell table:style-name="Default"/>
          <table:table-cell table:style-name="ce13"/>
          <table:table-cell table:number-columns-repeated="2"/>
          <table:table-cell table:style-name="Default"/>
          <table:table-cell table:number-columns-repeated="1012"/>
        </table:table-row>
        <table:table-row table:style-name="ro2">
          <table:table-cell/>
          <table:table-cell table:style-name="Default"/>
          <table:table-cell/>
          <table:table-cell table:style-name="Default">
            <draw:frame table:end-cell-address="Sheet1.J32" table:end-x="0.5091in" table:end-y="0.0713in" draw:z-index="1" draw:style-name="gr1" svg:width="4.7602in" svg:height="3.1157in" svg:x="0.7591in" svg:y="0.1437in">
              <draw:object draw:notify-on-update-of-ranges="Sheet1.K5:Sheet1.K5 Sheet1.K6:Sheet1.K10 Sheet1.A6:Sheet1.A10 Sheet1.N5:Sheet1.N5 Sheet1.N6:Sheet1.N10 Sheet1.A6:Sheet1.A10 Sheet1.Q5:Sheet1.Q5 Sheet1.Q6:Sheet1.Q10 Sheet1.A6:Sheet1.A1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13"/>
          <table:table-cell/>
          <table:table-cell table:style-name="Default" table:number-columns-repeated="2"/>
          <table:table-cell table:style-name="ce13"/>
          <table:table-cell table:style-name="Default">
            <draw:frame table:end-cell-address="Sheet1.N33" table:end-x="0.6803in" table:end-y="0.0425in" draw:z-index="2" draw:style-name="gr1" svg:width="3.5744in" svg:height="3.2543in" svg:x="0.6622in" svg:y="0.1535in">
              <draw:object draw:notify-on-update-of-ranges="Sheet1.T5:Sheet1.T5 Sheet1.T6:Sheet1.T10 Sheet1.A6:Sheet1.A10 Sheet1.W5:Sheet1.W5 Sheet1.W6:Sheet1.W10 Sheet1.A6:Sheet1.A10 Sheet1.Z5:Sheet1.Z5 Sheet1.Z6:Sheet1.Z10 Sheet1.A6:Sheet1.A1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/>
          <table:table-cell table:style-name="Default"/>
          <table:table-cell table:number-columns-repeated="1012"/>
        </table:table-row>
        <table:table-row table:style-name="ro2">
          <table:table-cell>
            <draw:frame table:end-cell-address="Sheet1.D34" table:end-x="0.5894in" table:end-y="0.0295in" draw:z-index="0" draw:style-name="gr1" svg:width="3.174in" svg:height="3.2504in" svg:x="0.011in" svg:y="0.1445in">
              <draw:object draw:notify-on-update-of-ranges="Sheet1.B5:Sheet1.B5 Sheet1.B6:Sheet1.B10 Sheet1.A6:Sheet1.A10 Sheet1.E5:Sheet1.E5 Sheet1.E6:Sheet1.E10 Sheet1.A6:Sheet1.A10 Sheet1.H5:Sheet1.H5 Sheet1.H6:Sheet1.H10 Sheet1.A6:Sheet1.A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Default" table:number-columns-repeated="2"/>
          <table:table-cell table:style-name="ce13"/>
          <table:table-cell/>
          <table:table-cell table:style-name="Default" table:number-columns-repeated="2"/>
          <table:table-cell table:style-name="ce13"/>
          <table:table-cell/>
          <table:table-cell table:style-name="Default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13"/>
          <table:table-cell/>
          <table:table-cell table:style-name="Default" table:number-columns-repeated="2"/>
          <table:table-cell table:style-name="ce13"/>
          <table:table-cell/>
          <table:table-cell table:style-name="Default" table:number-columns-repeated="2"/>
          <table:table-cell table:number-columns-repeated="1012"/>
        </table:table-row>
        <table:table-row table:style-name="ro2">
          <table:table-cell table:number-columns-repeated="4"/>
          <table:table-cell table:style-name="ce13"/>
          <table:table-cell/>
          <table:table-cell table:style-name="Default" table:number-columns-repeated="2"/>
          <table:table-cell table:style-name="ce13"/>
          <table:table-cell/>
          <table:table-cell table:style-name="Default" table:number-columns-repeated="2"/>
          <table:table-cell table:number-columns-repeated="1012"/>
        </table:table-row>
        <table:table-row table:style-name="ro2">
          <table:table-cell table:number-columns-repeated="4"/>
          <table:table-cell table:style-name="ce13"/>
          <table:table-cell table:number-columns-repeated="2"/>
          <table:table-cell table:style-name="Default"/>
          <table:table-cell table:style-name="ce13"/>
          <table:table-cell/>
          <table:table-cell table:style-name="Default" table:number-columns-repeated="2"/>
          <table:table-cell table:number-columns-repeated="1012"/>
        </table:table-row>
        <table:table-row table:style-name="ro2" table:number-rows-repeated="4">
          <table:table-cell table:number-columns-repeated="4"/>
          <table:table-cell table:style-name="ce13"/>
          <table:table-cell table:number-columns-repeated="2"/>
          <table:table-cell table:style-name="Default"/>
          <table:table-cell table:style-name="ce13"/>
          <table:table-cell table:number-columns-repeated="2"/>
          <table:table-cell table:style-name="Default"/>
          <table:table-cell table:number-columns-repeated="1012"/>
        </table:table-row>
        <table:table-row table:style-name="ro2" table:number-rows-repeated="3">
          <table:table-cell table:number-columns-repeated="3"/>
          <table:table-cell table:style-name="Default"/>
          <table:table-cell table:style-name="ce13"/>
          <table:table-cell table:number-columns-repeated="2"/>
          <table:table-cell table:style-name="Default"/>
          <table:table-cell table:style-name="ce13"/>
          <table:table-cell table:number-columns-repeated="2"/>
          <table:table-cell table:style-name="Default"/>
          <table:table-cell table:number-columns-repeated="1012"/>
        </table:table-row>
        <table:table-row table:style-name="ro2" table:number-rows-repeated="7">
          <table:table-cell table:number-columns-repeated="4"/>
          <table:table-cell table:style-name="ce13"/>
          <table:table-cell table:number-columns-repeated="2"/>
          <table:table-cell table:style-name="Default"/>
          <table:table-cell table:style-name="ce13"/>
          <table:table-cell table:number-columns-repeated="2"/>
          <table:table-cell table:style-name="Default"/>
          <table:table-cell table:number-columns-repeated="1012"/>
        </table:table-row>
        <table:table-row table:style-name="ro2">
          <table:table-cell table:number-columns-repeated="3"/>
          <table:table-cell table:style-name="Default"/>
          <table:table-cell table:style-name="ce13"/>
          <table:table-cell table:number-columns-repeated="2"/>
          <table:table-cell table:style-name="Default"/>
          <table:table-cell table:style-name="ce13"/>
          <table:table-cell table:number-columns-repeated="2"/>
          <table:table-cell table:style-name="Default"/>
          <table:table-cell table:number-columns-repeated="1012"/>
        </table:table-row>
        <table:table-row table:style-name="ro2">
          <table:table-cell/>
          <table:table-cell table:style-name="Default" table:number-columns-repeated="3"/>
          <table:table-cell table:style-name="ce13"/>
          <table:table-cell table:number-columns-repeated="2"/>
          <table:table-cell table:style-name="Default"/>
          <table:table-cell table:style-name="ce13"/>
          <table:table-cell table:number-columns-repeated="2"/>
          <table:table-cell table:style-name="Default"/>
          <table:table-cell table:number-columns-repeated="1012"/>
        </table:table-row>
        <table:table-row table:style-name="ro2">
          <table:table-cell table:style-name="Default">
            <draw:frame table:end-cell-address="Sheet1.D53" table:end-x="0.5783in" table:end-y="0.0638in" draw:z-index="3" draw:style-name="gr1" svg:width="3.174in" svg:height="3.2504in" svg:x="0in" svg:y="0.0012in">
              <draw:object draw:notify-on-update-of-ranges="Sheet1.C5:Sheet1.C5 Sheet1.C6:Sheet1.C10 Sheet1.A6:Sheet1.A10 Sheet1.F5:Sheet1.F5 Sheet1.F6:Sheet1.F10 Sheet1.A6:Sheet1.A10 Sheet1.I5:Sheet1.I5 Sheet1.I6:Sheet1.I10 Sheet1.A6:Sheet1.A10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Default" table:number-columns-repeated="3"/>
          <table:table-cell/>
          <table:table-cell>
            <draw:frame table:end-cell-address="Sheet1.K52" table:end-x="0.4551in" table:end-y="0.1055in" draw:z-index="4" draw:style-name="gr1" svg:width="4.7602in" svg:height="3.1157in" svg:x="0.0146in" svg:y="0.0004in">
              <draw:object draw:notify-on-update-of-ranges="Sheet1.L5:Sheet1.L5 Sheet1.L6:Sheet1.L10 Sheet1.A6:Sheet1.A10 Sheet1.O5:Sheet1.O5 Sheet1.O6:Sheet1.O10 Sheet1.A6:Sheet1.A10 Sheet1.R5:Sheet1.R5 Sheet1.R6:Sheet1.R10 Sheet1.A6:Sheet1.A10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5"/>
          <table:table-cell>
            <draw:frame table:end-cell-address="Sheet1.P53" table:end-x="0.0654in" table:end-y="0.1303in" draw:z-index="5" draw:style-name="gr1" svg:width="3.5748in" svg:height="3.2543in" svg:x="0.0465in" svg:y="0.0638in">
              <draw:object draw:notify-on-update-of-ranges="Sheet1.U5:Sheet1.U5 Sheet1.U6:Sheet1.U10 Sheet1.A6:Sheet1.A10 Sheet1.X5:Sheet1.X5 Sheet1.X6:Sheet1.X10 Sheet1.A6:Sheet1.A10 Sheet1.AA5:Sheet1.AA5 Sheet1.AA6:Sheet1.AA10 Sheet1.A6:Sheet1.A10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12"/>
        </table:table-row>
        <table:table-row table:style-name="ro2">
          <table:table-cell/>
          <table:table-cell table:style-name="Default" table:number-columns-repeated="3"/>
          <table:table-cell table:number-columns-repeated="1020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 table:number-rows-repeated="5">
          <table:table-cell table:number-columns-repeated="1024"/>
        </table:table-row>
        <table:table-row table:style-name="ro2" table:number-rows-repeated="4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2">
          <table:table-cell>
            <draw:frame table:end-cell-address="Sheet1.D73" table:end-x="0.5783in" table:end-y="0.0677in" draw:z-index="6" draw:style-name="gr1" svg:width="3.174in" svg:height="3.2504in" svg:x="0in" svg:y="0.0055in">
              <draw:object draw:notify-on-update-of-ranges="Sheet1.D5:Sheet1.D5 Sheet1.D6:Sheet1.D10 Sheet1.A6:Sheet1.A10 Sheet1.G5:Sheet1.G5 Sheet1.G6:Sheet1.G10 Sheet1.A6:Sheet1.A10 Sheet1.J5:Sheet1.J5 Sheet1.J6:Sheet1.J10 Sheet1.A6:Sheet1.A10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/>
          <table:table-cell table:style-name="Default" table:number-columns-repeated="2"/>
          <table:table-cell/>
          <table:table-cell>
            <draw:frame table:end-cell-address="Sheet1.K72" table:end-x="0.4551in" table:end-y="0.1102in" draw:z-index="7" draw:style-name="gr1" svg:width="4.7602in" svg:height="3.1157in" svg:x="0.0146in" svg:y="0.0055in">
              <draw:object draw:notify-on-update-of-ranges="Sheet1.M5:Sheet1.M5 Sheet1.M6:Sheet1.M10 Sheet1.A6:Sheet1.A10 Sheet1.P5:Sheet1.P5 Sheet1.P6:Sheet1.P10 Sheet1.A6:Sheet1.A10 Sheet1.S5:Sheet1.S5 Sheet1.S6:Sheet1.S10 Sheet1.A6:Sheet1.A10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7"/>
          <table:table-cell>
            <draw:frame table:end-cell-address="Sheet1.P74" table:end-x="0.0319in" table:end-y="0.072in" draw:z-index="8" draw:style-name="gr1" svg:width="3.5748in" svg:height="3.2543in" svg:x="0.013in" svg:y="0.0055in">
              <draw:object draw:notify-on-update-of-ranges="Sheet1.V5:Sheet1.V5 Sheet1.V6:Sheet1.V10 Sheet1.A6:Sheet1.A10 Sheet1.Y5:Sheet1.Y5 Sheet1.Y6:Sheet1.Y10 Sheet1.A6:Sheet1.A10 Sheet1.AB5:Sheet1.AB5 Sheet1.AB6:Sheet1.AB10 Sheet1.A6:Sheet1.A10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Arial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27">10/27/2010</text:date>, <text:time>09:42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8-04T09:04:06</meta:creation-date>
    <dc:date>2010-09-15T08:41:27</dc:date>
    <meta:editing-duration>PT08H12M04S</meta:editing-duration>
    <meta:editing-cycles>38</meta:editing-cycles>
    <meta:generator>OpenOffice.org/3.1$Linux OpenOffice.org_project/310m21$Build-9319</meta:generator>
    <meta:document-statistic meta:table-count="3" meta:cell-count="178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5" style:family="chart" style:data-style-name="N2">
      <style:chart-properties chart:display-label="true" chart:logarithmic="true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true" chart:minimum="0.0001" chart:maximum="1" chart:origin="0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8.063cm" svg:height="8.257cm" chart:class="chart:scatter" chart:style-name="ch1">
        <chart:title svg:x="2.721cm" svg:y="0.166cm" chart:style-name="ch2">
          <text:p>whole domain</text:p>
        </chart:title>
        <chart:legend chart:legend-position="top" svg:x="3.452cm" svg:y="0.666cm" chart:style-name="ch3"/>
        <chart:plot-area chart:style-name="ch4" table:cell-range-address="Sheet1.A6:Sheet1.B10 Sheet1.A5:Sheet1.B5 Sheet1.E5:Sheet1.E10 Sheet1.H5:Sheet1.H10" chart:data-source-has-labels="row" svg:x="0.238cm" svg:y="0.603cm" svg:width="7.577cm" svg:height="7.668cm">
          <chart:axis chart:dimension="x" chart:name="primary-x" chart:style-name="ch5">
            <chart:title svg:x="3.267cm" svg:y="7.851cm" chart:style-name="ch6">
              <text:p>support length</text:p>
            </chart:title>
          </chart:axis>
          <chart:axis chart:dimension="y" chart:name="primary-y" chart:style-name="ch7">
            <chart:title svg:x="0.278cm" svg:y="8.232cm" chart:style-name="ch8">
              <text:p>error rho (normalized with high pressure section density)</text:p>
            </chart:title>
            <chart:grid chart:style-name="ch9" chart:class="major"/>
          </chart:axis>
          <chart:series chart:style-name="ch10" chart:values-cell-range-address="Sheet1.B6:Sheet1.B10" chart:label-cell-address="Sheet1.B5:Sheet1.B5" chart:class="chart:scatter">
            <chart:domain table:cell-range-address="Sheet1.A6:Sheet1.A10"/>
            <chart:data-point chart:repeated="5"/>
          </chart:series>
          <chart:series chart:style-name="ch11" chart:values-cell-range-address="Sheet1.E6:Sheet1.E10" chart:label-cell-address="Sheet1.E5:Sheet1.E5" chart:class="chart:scatter">
            <chart:data-point chart:repeated="5"/>
          </chart:series>
          <chart:series chart:style-name="ch12" chart:values-cell-range-address="Sheet1.H6:Sheet1.H10" chart:label-cell-address="Sheet1.H5:Sheet1.H5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5:Sheet1.B5">L1_rho</text:p>
              </table:table-cell>
              <table:table-cell office:value-type="string">
                <text:p text:id="Sheet1.E5:Sheet1.E5">L2_rho</text:p>
              </table:table-cell>
              <table:table-cell office:value-type="string">
                <text:p text:id="Sheet1.H5:Sheet1.H5">Linf_rh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 text:id="Sheet1.A6:Sheet1.A10">0.005</text:p>
              </table:table-cell>
              <table:table-cell office:value-type="float" office:value="0.0040229">
                <text:p text:id="Sheet1.B6:Sheet1.B10">0.0040229</text:p>
              </table:table-cell>
              <table:table-cell office:value-type="float" office:value="0.0106875">
                <text:p text:id="Sheet1.E6:Sheet1.E10">0.0106875</text:p>
              </table:table-cell>
              <table:table-cell office:value-type="float" office:value="0.0664311">
                <text:p text:id="Sheet1.H6:Sheet1.H10">0.066431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454882">
                <text:p>0.00454882</text:p>
              </table:table-cell>
              <table:table-cell office:value-type="float" office:value="0.0114414">
                <text:p>0.0114414</text:p>
              </table:table-cell>
              <table:table-cell office:value-type="float" office:value="0.0728988">
                <text:p>0.07289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">
                <text:p>0.015</text:p>
              </table:table-cell>
              <table:table-cell office:value-type="float" office:value="0.00540189">
                <text:p>0.00540189</text:p>
              </table:table-cell>
              <table:table-cell office:value-type="float" office:value="0.0123738">
                <text:p>0.0123738</text:p>
              </table:table-cell>
              <table:table-cell office:value-type="float" office:value="0.0682868">
                <text:p>0.06828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">
                <text:p>0.02</text:p>
              </table:table-cell>
              <table:table-cell office:value-type="float" office:value="0.00646853">
                <text:p>0.00646853</text:p>
              </table:table-cell>
              <table:table-cell office:value-type="float" office:value="0.0135642">
                <text:p>0.0135642</text:p>
              </table:table-cell>
              <table:table-cell office:value-type="float" office:value="0.0694588">
                <text:p>0.06945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5">
                <text:p>0.025</text:p>
              </table:table-cell>
              <table:table-cell office:value-type="float" office:value="0.0076005">
                <text:p>0.0076005</text:p>
              </table:table-cell>
              <table:table-cell office:value-type="float" office:value="0.0147438">
                <text:p>0.0147438</text:p>
              </table:table-cell>
              <table:table-cell office:value-type="float" office:value="0.0671163">
                <text:p>0.06711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2.092cm" svg:height="7.915cm" chart:class="chart:scatter" chart:style-name="ch1">
        <chart:legend chart:legend-position="top" svg:x="5.859cm" svg:y="0.563cm" chart:style-name="ch2"/>
        <chart:plot-area chart:style-name="ch3" table:cell-range-address="Sheet1.A6:Sheet1.A10 Sheet1.K5:Sheet1.K10 Sheet1.N5:Sheet1.N10 Sheet1.Q5:Sheet1.Q10" chart:data-source-has-labels="row" svg:x="0.401cm" svg:y="0.346cm" svg:width="11.254cm" svg:height="7.436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K6:Sheet1.K10" chart:label-cell-address="Sheet1.K5:Sheet1.K5" chart:class="chart:scatter">
            <chart:domain table:cell-range-address="Sheet1.A6:Sheet1.A10"/>
            <chart:data-point chart:repeated="5"/>
          </chart:series>
          <chart:series chart:style-name="ch8" chart:values-cell-range-address="Sheet1.N6:Sheet1.N10" chart:label-cell-address="Sheet1.N5:Sheet1.N5" chart:class="chart:scatter">
            <chart:data-point chart:repeated="5"/>
          </chart:series>
          <chart:series chart:style-name="ch9" chart:values-cell-range-address="Sheet1.Q6:Sheet1.Q10" chart:label-cell-address="Sheet1.Q5:Sheet1.Q5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K5:Sheet1.K5">L1_rho3</text:p>
              </table:table-cell>
              <table:table-cell office:value-type="string">
                <text:p text:id="Sheet1.N5:Sheet1.N5">L2_rho3</text:p>
              </table:table-cell>
              <table:table-cell office:value-type="string">
                <text:p text:id="Sheet1.Q5:Sheet1.Q5">Linf_rho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 text:id="Sheet1.A6:Sheet1.A10">0.005</text:p>
              </table:table-cell>
              <table:table-cell office:value-type="float" office:value="0.0020597">
                <text:p text:id="Sheet1.K6:Sheet1.K10">0.0020597</text:p>
              </table:table-cell>
              <table:table-cell office:value-type="float" office:value="0.0025301">
                <text:p text:id="Sheet1.N6:Sheet1.N10">0.0025301</text:p>
              </table:table-cell>
              <table:table-cell office:value-type="float" office:value="0.00829472">
                <text:p text:id="Sheet1.Q6:Sheet1.Q10">0.0082947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282252">
                <text:p>0.00282252</text:p>
              </table:table-cell>
              <table:table-cell office:value-type="float" office:value="0.00379454">
                <text:p>0.00379454</text:p>
              </table:table-cell>
              <table:table-cell office:value-type="float" office:value="0.0112426">
                <text:p>0.01124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">
                <text:p>0.015</text:p>
              </table:table-cell>
              <table:table-cell office:value-type="float" office:value="0.00367836">
                <text:p>0.00367836</text:p>
              </table:table-cell>
              <table:table-cell office:value-type="float" office:value="0.00491066">
                <text:p>0.00491066</text:p>
              </table:table-cell>
              <table:table-cell office:value-type="float" office:value="0.0131244">
                <text:p>0.01312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">
                <text:p>0.02</text:p>
              </table:table-cell>
              <table:table-cell office:value-type="float" office:value="0.00456943">
                <text:p>0.00456943</text:p>
              </table:table-cell>
              <table:table-cell office:value-type="float" office:value="0.0059088">
                <text:p>0.0059088</text:p>
              </table:table-cell>
              <table:table-cell office:value-type="float" office:value="0.0142773">
                <text:p>0.01427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5">
                <text:p>0.025</text:p>
              </table:table-cell>
              <table:table-cell office:value-type="float" office:value="0.0048698">
                <text:p>0.0048698</text:p>
              </table:table-cell>
              <table:table-cell office:value-type="float" office:value="0.00584922">
                <text:p>0.00584922</text:p>
              </table:table-cell>
              <table:table-cell office:value-type="float" office:value="0.0124603">
                <text:p>0.01246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9.08cm" svg:height="8.267cm" chart:class="chart:scatter" chart:style-name="ch1">
        <chart:legend chart:legend-position="top" svg:x="3.998cm" svg:y="0.577cm" chart:style-name="ch2"/>
        <chart:plot-area chart:style-name="ch3" table:cell-range-address="Sheet1.A6:Sheet1.A10 Sheet1.T5:Sheet1.T10 Sheet1.W5:Sheet1.W10 Sheet1.Z5:Sheet1.Z10" chart:data-source-has-labels="row" svg:x="0.368cm" svg:y="0.147cm" svg:width="8.429cm" svg:height="7.763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T6:Sheet1.T10" chart:label-cell-address="Sheet1.T5:Sheet1.T5" chart:class="chart:scatter">
            <chart:domain table:cell-range-address="Sheet1.A6:Sheet1.A10"/>
            <chart:data-point chart:repeated="5"/>
          </chart:series>
          <chart:series chart:style-name="ch8" chart:values-cell-range-address="Sheet1.W6:Sheet1.W10" chart:label-cell-address="Sheet1.W5:Sheet1.W5" chart:class="chart:scatter">
            <chart:data-point chart:repeated="5"/>
          </chart:series>
          <chart:series chart:style-name="ch9" chart:values-cell-range-address="Sheet1.Z6:Sheet1.Z10" chart:label-cell-address="Sheet1.Z5:Sheet1.Z5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T5:Sheet1.T5">L1_rho2</text:p>
              </table:table-cell>
              <table:table-cell office:value-type="string">
                <text:p text:id="Sheet1.W5:Sheet1.W5">L2_rho2</text:p>
              </table:table-cell>
              <table:table-cell office:value-type="string">
                <text:p text:id="Sheet1.Z5:Sheet1.Z5">Linf_rho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 text:id="Sheet1.A6:Sheet1.A10">0.005</text:p>
              </table:table-cell>
              <table:table-cell office:value-type="float" office:value="0.00032345">
                <text:p text:id="Sheet1.T6:Sheet1.T10">0.00032345</text:p>
              </table:table-cell>
              <table:table-cell office:value-type="float" office:value="0.000772954">
                <text:p text:id="Sheet1.W6:Sheet1.W10">0.000772954</text:p>
              </table:table-cell>
              <table:table-cell office:value-type="float" office:value="0.00446744">
                <text:p text:id="Sheet1.Z6:Sheet1.Z10">0.0044674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545696">
                <text:p>0.000545696</text:p>
              </table:table-cell>
              <table:table-cell office:value-type="float" office:value="0.00112535">
                <text:p>0.00112535</text:p>
              </table:table-cell>
              <table:table-cell office:value-type="float" office:value="0.00447336">
                <text:p>0.004473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">
                <text:p>0.015</text:p>
              </table:table-cell>
              <table:table-cell office:value-type="float" office:value="0.000847814">
                <text:p>0.000847814</text:p>
              </table:table-cell>
              <table:table-cell office:value-type="float" office:value="0.00143304">
                <text:p>0.00143304</text:p>
              </table:table-cell>
              <table:table-cell office:value-type="float" office:value="0.00450017">
                <text:p>0.004500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">
                <text:p>0.02</text:p>
              </table:table-cell>
              <table:table-cell office:value-type="float" office:value="0.00130622">
                <text:p>0.00130622</text:p>
              </table:table-cell>
              <table:table-cell office:value-type="float" office:value="0.00178241">
                <text:p>0.00178241</text:p>
              </table:table-cell>
              <table:table-cell office:value-type="float" office:value="0.00454086">
                <text:p>0.004540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5">
                <text:p>0.025</text:p>
              </table:table-cell>
              <table:table-cell office:value-type="float" office:value="0.00190127">
                <text:p>0.00190127</text:p>
              </table:table-cell>
              <table:table-cell office:value-type="float" office:value="0.00222398">
                <text:p>0.00222398</text:p>
              </table:table-cell>
              <table:table-cell office:value-type="float" office:value="0.00459476">
                <text:p>0.004594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2">
      <style:chart-properties chart:display-label="true" chart:logarithmic="true" chart:minimum="0.001" chart:maximum="1" chart:origin="0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8.063cm" svg:height="8.257cm" chart:class="chart:scatter" chart:style-name="ch1">
        <chart:legend chart:legend-position="top" svg:x="3.785cm" svg:y="6.753cm" chart:style-name="ch2"/>
        <chart:plot-area chart:style-name="ch3" table:cell-range-address="Sheet1.A6:Sheet1.A10 Sheet1.C5:Sheet1.C10 Sheet1.F5:Sheet1.F10 Sheet1.I5:Sheet1.I10" chart:data-source-has-labels="row" svg:x="0.296cm" svg:y="0.289cm" svg:width="7.577cm" svg:height="7.668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6:Sheet1.C10" chart:label-cell-address="Sheet1.C5:Sheet1.C5" chart:class="chart:scatter">
            <chart:domain table:cell-range-address="Sheet1.A6:Sheet1.A10"/>
            <chart:data-point chart:repeated="5"/>
          </chart:series>
          <chart:series chart:style-name="ch8" chart:values-cell-range-address="Sheet1.F6:Sheet1.F10" chart:label-cell-address="Sheet1.F5:Sheet1.F5" chart:class="chart:scatter">
            <chart:data-point chart:repeated="5"/>
          </chart:series>
          <chart:series chart:style-name="ch9" chart:values-cell-range-address="Sheet1.I6:Sheet1.I10" chart:label-cell-address="Sheet1.I5:Sheet1.I5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C5:Sheet1.C5">L1_u</text:p>
              </table:table-cell>
              <table:table-cell office:value-type="string">
                <text:p text:id="Sheet1.F5:Sheet1.F5">L2_u</text:p>
              </table:table-cell>
              <table:table-cell office:value-type="string">
                <text:p text:id="Sheet1.I5:Sheet1.I5">Linf_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 text:id="Sheet1.A6:Sheet1.A10">0.005</text:p>
              </table:table-cell>
              <table:table-cell office:value-type="float" office:value="0.00834215">
                <text:p text:id="Sheet1.C6:Sheet1.C10">0.00834215</text:p>
              </table:table-cell>
              <table:table-cell office:value-type="float" office:value="0.0370729">
                <text:p text:id="Sheet1.F6:Sheet1.F10">0.0370729</text:p>
              </table:table-cell>
              <table:table-cell office:value-type="float" office:value="0.617668">
                <text:p text:id="Sheet1.I6:Sheet1.I10">0.61766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109462">
                <text:p>0.0109462</text:p>
              </table:table-cell>
              <table:table-cell office:value-type="float" office:value="0.0463613">
                <text:p>0.0463613</text:p>
              </table:table-cell>
              <table:table-cell office:value-type="float" office:value="0.566047">
                <text:p>0.5660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">
                <text:p>0.015</text:p>
              </table:table-cell>
              <table:table-cell office:value-type="float" office:value="0.014402">
                <text:p>0.014402</text:p>
              </table:table-cell>
              <table:table-cell office:value-type="float" office:value="0.0580554">
                <text:p>0.0580554</text:p>
              </table:table-cell>
              <table:table-cell office:value-type="float" office:value="0.602872">
                <text:p>0.6028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">
                <text:p>0.02</text:p>
              </table:table-cell>
              <table:table-cell office:value-type="float" office:value="0.017943">
                <text:p>0.017943</text:p>
              </table:table-cell>
              <table:table-cell office:value-type="float" office:value="0.0657916">
                <text:p>0.0657916</text:p>
              </table:table-cell>
              <table:table-cell office:value-type="float" office:value="0.593522">
                <text:p>0.5935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5">
                <text:p>0.025</text:p>
              </table:table-cell>
              <table:table-cell office:value-type="float" office:value="0.0219651">
                <text:p>0.0219651</text:p>
              </table:table-cell>
              <table:table-cell office:value-type="float" office:value="0.0750791">
                <text:p>0.0750791</text:p>
              </table:table-cell>
              <table:table-cell office:value-type="float" office:value="0.61223">
                <text:p>0.6122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2.092cm" svg:height="7.915cm" chart:class="chart:scatter" chart:style-name="ch1">
        <chart:legend chart:legend-position="top" svg:x="5.859cm" svg:y="0.563cm" chart:style-name="ch2"/>
        <chart:plot-area chart:style-name="ch3" table:cell-range-address="Sheet1.A6:Sheet1.A10 Sheet1.L5:Sheet1.L10 Sheet1.O5:Sheet1.O10 Sheet1.R5:Sheet1.R10" chart:data-source-has-labels="row" svg:x="0.401cm" svg:y="0.346cm" svg:width="11.254cm" svg:height="7.436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L6:Sheet1.L10" chart:label-cell-address="Sheet1.L5:Sheet1.L5" chart:class="chart:scatter">
            <chart:domain table:cell-range-address="Sheet1.A6:Sheet1.A10"/>
            <chart:data-point chart:repeated="5"/>
          </chart:series>
          <chart:series chart:style-name="ch8" chart:values-cell-range-address="Sheet1.O6:Sheet1.O10" chart:label-cell-address="Sheet1.O5:Sheet1.O5" chart:class="chart:scatter">
            <chart:data-point chart:repeated="5"/>
          </chart:series>
          <chart:series chart:style-name="ch9" chart:values-cell-range-address="Sheet1.R6:Sheet1.R10" chart:label-cell-address="Sheet1.R5:Sheet1.R5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L5:Sheet1.L5">L1_u3</text:p>
              </table:table-cell>
              <table:table-cell office:value-type="string">
                <text:p text:id="Sheet1.O5:Sheet1.O5">L2_u3</text:p>
              </table:table-cell>
              <table:table-cell office:value-type="string">
                <text:p text:id="Sheet1.R5:Sheet1.R5">Linf_u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 text:id="Sheet1.A6:Sheet1.A10">0.005</text:p>
              </table:table-cell>
              <table:table-cell office:value-type="float" office:value="0.00122837">
                <text:p text:id="Sheet1.L6:Sheet1.L10">0.00122837</text:p>
              </table:table-cell>
              <table:table-cell office:value-type="float" office:value="0.0036359">
                <text:p text:id="Sheet1.O6:Sheet1.O10">0.0036359</text:p>
              </table:table-cell>
              <table:table-cell office:value-type="float" office:value="0.0174222">
                <text:p text:id="Sheet1.R6:Sheet1.R10">0.017422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306787">
                <text:p>0.00306787</text:p>
              </table:table-cell>
              <table:table-cell office:value-type="float" office:value="0.00680933">
                <text:p>0.00680933</text:p>
              </table:table-cell>
              <table:table-cell office:value-type="float" office:value="0.0248696">
                <text:p>0.02486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">
                <text:p>0.015</text:p>
              </table:table-cell>
              <table:table-cell office:value-type="float" office:value="0.00506526">
                <text:p>0.00506526</text:p>
              </table:table-cell>
              <table:table-cell office:value-type="float" office:value="0.00933005">
                <text:p>0.00933005</text:p>
              </table:table-cell>
              <table:table-cell office:value-type="float" office:value="0.0295049">
                <text:p>0.02950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">
                <text:p>0.02</text:p>
              </table:table-cell>
              <table:table-cell office:value-type="float" office:value="0.00717477">
                <text:p>0.00717477</text:p>
              </table:table-cell>
              <table:table-cell office:value-type="float" office:value="0.0115768">
                <text:p>0.0115768</text:p>
              </table:table-cell>
              <table:table-cell office:value-type="float" office:value="0.0323213">
                <text:p>0.03232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5">
                <text:p>0.025</text:p>
              </table:table-cell>
              <table:table-cell office:value-type="float" office:value="0.00764768">
                <text:p>0.00764768</text:p>
              </table:table-cell>
              <table:table-cell office:value-type="float" office:value="0.010726">
                <text:p>0.010726</text:p>
              </table:table-cell>
              <table:table-cell office:value-type="float" office:value="0.027748">
                <text:p>0.02774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auto-position="tru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9.081cm" svg:height="8.267cm" chart:class="chart:scatter" chart:style-name="ch1">
        <chart:legend chart:legend-position="top" svg:x="3.999cm" svg:y="0.577cm" chart:style-name="ch2"/>
        <chart:plot-area chart:style-name="ch3" table:cell-range-address="Sheet1.A6:Sheet1.A10 Sheet1.U5:Sheet1.U10 Sheet1.X5:Sheet1.X10 Sheet1.AA5:Sheet1.AA10" chart:data-source-has-labels="row" svg:x="0.181cm" svg:y="0.893cm" svg:width="8.43cm" svg:height="7.763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U6:Sheet1.U10" chart:label-cell-address="Sheet1.U5:Sheet1.U5" chart:class="chart:scatter">
            <chart:domain table:cell-range-address="Sheet1.A6:Sheet1.A10"/>
            <chart:data-point chart:repeated="5"/>
          </chart:series>
          <chart:series chart:style-name="ch8" chart:values-cell-range-address="Sheet1.X6:Sheet1.X10" chart:label-cell-address="Sheet1.X5:Sheet1.X5" chart:class="chart:scatter">
            <chart:data-point chart:repeated="5"/>
          </chart:series>
          <chart:series chart:style-name="ch9" chart:values-cell-range-address="Sheet1.AA6:Sheet1.AA10" chart:label-cell-address="Sheet1.AA5:Sheet1.AA5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U5:Sheet1.U5">L1_u2</text:p>
              </table:table-cell>
              <table:table-cell office:value-type="string">
                <text:p text:id="Sheet1.X5:Sheet1.X5">L2_u2</text:p>
              </table:table-cell>
              <table:table-cell office:value-type="string">
                <text:p text:id="Sheet1.AA5:Sheet1.AA5">Linf_u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 text:id="Sheet1.A6:Sheet1.A10">0.005</text:p>
              </table:table-cell>
              <table:table-cell office:value-type="float" office:value="0.000233991">
                <text:p text:id="Sheet1.U6:Sheet1.U10">0.000233991</text:p>
              </table:table-cell>
              <table:table-cell office:value-type="float" office:value="0.000948771">
                <text:p text:id="Sheet1.X6:Sheet1.X10">0.000948771</text:p>
              </table:table-cell>
              <table:table-cell office:value-type="float" office:value="0.00850147">
                <text:p text:id="Sheet1.AA6:Sheet1.AA10">0.0085014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506863">
                <text:p>0.000506863</text:p>
              </table:table-cell>
              <table:table-cell office:value-type="float" office:value="0.00142243">
                <text:p>0.00142243</text:p>
              </table:table-cell>
              <table:table-cell office:value-type="float" office:value="0.0085165">
                <text:p>0.00851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">
                <text:p>0.015</text:p>
              </table:table-cell>
              <table:table-cell office:value-type="float" office:value="0.000806081">
                <text:p>0.000806081</text:p>
              </table:table-cell>
              <table:table-cell office:value-type="float" office:value="0.00187379">
                <text:p>0.00187379</text:p>
              </table:table-cell>
              <table:table-cell office:value-type="float" office:value="0.00885978">
                <text:p>0.008859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">
                <text:p>0.02</text:p>
              </table:table-cell>
              <table:table-cell office:value-type="float" office:value="0.00138559">
                <text:p>0.00138559</text:p>
              </table:table-cell>
              <table:table-cell office:value-type="float" office:value="0.00267444">
                <text:p>0.00267444</text:p>
              </table:table-cell>
              <table:table-cell office:value-type="float" office:value="0.0102623">
                <text:p>0.01026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5">
                <text:p>0.025</text:p>
              </table:table-cell>
              <table:table-cell office:value-type="float" office:value="0.00227274">
                <text:p>0.00227274</text:p>
              </table:table-cell>
              <table:table-cell office:value-type="float" office:value="0.00379691">
                <text:p>0.00379691</text:p>
              </table:table-cell>
              <table:table-cell office:value-type="float" office:value="0.0119469">
                <text:p>0.011946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2">
      <style:chart-properties chart:display-label="true" chart:logarithmic="true" chart:minimum="0.001" chart:maximum="1" chart:origin="0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8.063cm" svg:height="8.257cm" chart:class="chart:scatter" chart:style-name="ch1">
        <chart:legend chart:legend-position="top" svg:x="3.452cm" svg:y="0.666cm" chart:style-name="ch2"/>
        <chart:plot-area chart:style-name="ch3" table:cell-range-address="Sheet1.A6:Sheet1.A10 Sheet1.D5:Sheet1.D10 Sheet1.G5:Sheet1.G10 Sheet1.J5:Sheet1.J10" chart:data-source-has-labels="row" svg:x="0.296cm" svg:y="0.289cm" svg:width="7.577cm" svg:height="7.668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6:Sheet1.D10" chart:label-cell-address="Sheet1.D5:Sheet1.D5" chart:class="chart:scatter">
            <chart:domain table:cell-range-address="Sheet1.A6:Sheet1.A10"/>
            <chart:data-point chart:repeated="5"/>
          </chart:series>
          <chart:series chart:style-name="ch8" chart:values-cell-range-address="Sheet1.G6:Sheet1.G10" chart:label-cell-address="Sheet1.G5:Sheet1.G5" chart:class="chart:scatter">
            <chart:data-point chart:repeated="5"/>
          </chart:series>
          <chart:series chart:style-name="ch9" chart:values-cell-range-address="Sheet1.J6:Sheet1.J10" chart:label-cell-address="Sheet1.J5:Sheet1.J5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D5:Sheet1.D5">L1e</text:p>
              </table:table-cell>
              <table:table-cell office:value-type="string">
                <text:p text:id="Sheet1.G5:Sheet1.G5">L2e</text:p>
              </table:table-cell>
              <table:table-cell office:value-type="string">
                <text:p text:id="Sheet1.J5:Sheet1.J5">Linf_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 text:id="Sheet1.A6:Sheet1.A10">0.005</text:p>
              </table:table-cell>
              <table:table-cell office:value-type="float" office:value="0.00410209">
                <text:p text:id="Sheet1.D6:Sheet1.D10">0.00410209</text:p>
              </table:table-cell>
              <table:table-cell office:value-type="float" office:value="0.0173756">
                <text:p text:id="Sheet1.G6:Sheet1.G10">0.0173756</text:p>
              </table:table-cell>
              <table:table-cell office:value-type="float" office:value="0.332836">
                <text:p text:id="Sheet1.J6:Sheet1.J10">0.33283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631111">
                <text:p>0.00631111</text:p>
              </table:table-cell>
              <table:table-cell office:value-type="float" office:value="0.0238709">
                <text:p>0.0238709</text:p>
              </table:table-cell>
              <table:table-cell office:value-type="float" office:value="0.332898">
                <text:p>0.3328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">
                <text:p>0.015</text:p>
              </table:table-cell>
              <table:table-cell office:value-type="float" office:value="0.00869258">
                <text:p>0.00869258</text:p>
              </table:table-cell>
              <table:table-cell office:value-type="float" office:value="0.0290923">
                <text:p>0.0290923</text:p>
              </table:table-cell>
              <table:table-cell office:value-type="float" office:value="0.332962">
                <text:p>0.3329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">
                <text:p>0.02</text:p>
              </table:table-cell>
              <table:table-cell office:value-type="float" office:value="0.0111305">
                <text:p>0.0111305</text:p>
              </table:table-cell>
              <table:table-cell office:value-type="float" office:value="0.0335107">
                <text:p>0.0335107</text:p>
              </table:table-cell>
              <table:table-cell office:value-type="float" office:value="0.333051">
                <text:p>0.3330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5">
                <text:p>0.025</text:p>
              </table:table-cell>
              <table:table-cell office:value-type="float" office:value="0.013523">
                <text:p>0.013523</text:p>
              </table:table-cell>
              <table:table-cell office:value-type="float" office:value="0.0374938">
                <text:p>0.0374938</text:p>
              </table:table-cell>
              <table:table-cell office:value-type="float" office:value="0.333229">
                <text:p>0.33322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2.092cm" svg:height="7.915cm" chart:class="chart:scatter" chart:style-name="ch1">
        <chart:legend chart:legend-position="top" svg:x="5.859cm" svg:y="0.563cm" chart:style-name="ch2"/>
        <chart:plot-area chart:style-name="ch3" table:cell-range-address="Sheet1.A6:Sheet1.A10 Sheet1.M5:Sheet1.M10 Sheet1.P5:Sheet1.P10 Sheet1.S5:Sheet1.S10" chart:data-source-has-labels="row" svg:x="0.401cm" svg:y="0.346cm" svg:width="11.254cm" svg:height="7.436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M6:Sheet1.M10" chart:label-cell-address="Sheet1.M5:Sheet1.M5" chart:class="chart:scatter">
            <chart:domain table:cell-range-address="Sheet1.A6:Sheet1.A10"/>
            <chart:data-point chart:repeated="5"/>
          </chart:series>
          <chart:series chart:style-name="ch8" chart:values-cell-range-address="Sheet1.P6:Sheet1.P10" chart:label-cell-address="Sheet1.P5:Sheet1.P5" chart:class="chart:scatter">
            <chart:data-point chart:repeated="5"/>
          </chart:series>
          <chart:series chart:style-name="ch9" chart:values-cell-range-address="Sheet1.S6:Sheet1.S10" chart:label-cell-address="Sheet1.S5:Sheet1.S5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M5:Sheet1.M5">L1e3</text:p>
              </table:table-cell>
              <table:table-cell office:value-type="string">
                <text:p text:id="Sheet1.P5:Sheet1.P5">L2e3</text:p>
              </table:table-cell>
              <table:table-cell office:value-type="string">
                <text:p text:id="Sheet1.S5:Sheet1.S5">Linf_e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 text:id="Sheet1.A6:Sheet1.A10">0.005</text:p>
              </table:table-cell>
              <table:table-cell office:value-type="float" office:value="0.00163045">
                <text:p text:id="Sheet1.M6:Sheet1.M10">0.00163045</text:p>
              </table:table-cell>
              <table:table-cell office:value-type="float" office:value="0.00189743">
                <text:p text:id="Sheet1.P6:Sheet1.P10">0.00189743</text:p>
              </table:table-cell>
              <table:table-cell office:value-type="float" office:value="0.00569483">
                <text:p text:id="Sheet1.S6:Sheet1.S10">0.0056948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224122">
                <text:p>0.00224122</text:p>
              </table:table-cell>
              <table:table-cell office:value-type="float" office:value="0.00276161">
                <text:p>0.00276161</text:p>
              </table:table-cell>
              <table:table-cell office:value-type="float" office:value="0.00768728">
                <text:p>0.007687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">
                <text:p>0.015</text:p>
              </table:table-cell>
              <table:table-cell office:value-type="float" office:value="0.00290524">
                <text:p>0.00290524</text:p>
              </table:table-cell>
              <table:table-cell office:value-type="float" office:value="0.00353929">
                <text:p>0.00353929</text:p>
              </table:table-cell>
              <table:table-cell office:value-type="float" office:value="0.00899261">
                <text:p>0.008992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">
                <text:p>0.02</text:p>
              </table:table-cell>
              <table:table-cell office:value-type="float" office:value="0.00367078">
                <text:p>0.00367078</text:p>
              </table:table-cell>
              <table:table-cell office:value-type="float" office:value="0.00430446">
                <text:p>0.00430446</text:p>
              </table:table-cell>
              <table:table-cell office:value-type="float" office:value="0.00982968">
                <text:p>0.00982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5">
                <text:p>0.025</text:p>
              </table:table-cell>
              <table:table-cell office:value-type="float" office:value="0.00400439">
                <text:p>0.00400439</text:p>
              </table:table-cell>
              <table:table-cell office:value-type="float" office:value="0.00440328">
                <text:p>0.00440328</text:p>
              </table:table-cell>
              <table:table-cell office:value-type="float" office:value="0.00861752">
                <text:p>0.0086175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auto-position="tru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9.081cm" svg:height="8.267cm" chart:class="chart:scatter" chart:style-name="ch1">
        <chart:legend chart:legend-position="top" svg:x="3.999cm" svg:y="0.577cm" chart:style-name="ch2"/>
        <chart:plot-area chart:style-name="ch3" table:cell-range-address="Sheet1.A6:Sheet1.A10 Sheet1.V5:Sheet1.V10 Sheet1.Y5:Sheet1.Y10 Sheet1.AB5:Sheet1.AB10" chart:data-source-has-labels="row" svg:x="0.181cm" svg:y="0.893cm" svg:width="8.43cm" svg:height="7.763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V6:Sheet1.V10" chart:label-cell-address="Sheet1.V5:Sheet1.V5" chart:class="chart:scatter">
            <chart:domain table:cell-range-address="Sheet1.A6:Sheet1.A10"/>
            <chart:data-point chart:repeated="5"/>
          </chart:series>
          <chart:series chart:style-name="ch8" chart:values-cell-range-address="Sheet1.Y6:Sheet1.Y10" chart:label-cell-address="Sheet1.Y5:Sheet1.Y5" chart:class="chart:scatter">
            <chart:data-point chart:repeated="5"/>
          </chart:series>
          <chart:series chart:style-name="ch9" chart:values-cell-range-address="Sheet1.AB6:Sheet1.AB10" chart:label-cell-address="Sheet1.AB5:Sheet1.AB5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V5:Sheet1.V5">L1e2</text:p>
              </table:table-cell>
              <table:table-cell office:value-type="string">
                <text:p text:id="Sheet1.Y5:Sheet1.Y5">L2e2</text:p>
              </table:table-cell>
              <table:table-cell office:value-type="string">
                <text:p text:id="Sheet1.AB5:Sheet1.AB5">Linf_e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 text:id="Sheet1.A6:Sheet1.A10">0.005</text:p>
              </table:table-cell>
              <table:table-cell office:value-type="float" office:value="0.0011932">
                <text:p text:id="Sheet1.V6:Sheet1.V10">0.0011932</text:p>
              </table:table-cell>
              <table:table-cell office:value-type="float" office:value="0.00319133">
                <text:p text:id="Sheet1.Y6:Sheet1.Y10">0.00319133</text:p>
              </table:table-cell>
              <table:table-cell office:value-type="float" office:value="0.0228139">
                <text:p text:id="Sheet1.AB6:Sheet1.AB10">0.022813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210448">
                <text:p>0.00210448</text:p>
              </table:table-cell>
              <table:table-cell office:value-type="float" office:value="0.00465032">
                <text:p>0.00465032</text:p>
              </table:table-cell>
              <table:table-cell office:value-type="float" office:value="0.0228393">
                <text:p>0.02283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">
                <text:p>0.015</text:p>
              </table:table-cell>
              <table:table-cell office:value-type="float" office:value="0.00314723">
                <text:p>0.00314723</text:p>
              </table:table-cell>
              <table:table-cell office:value-type="float" office:value="0.00591747">
                <text:p>0.00591747</text:p>
              </table:table-cell>
              <table:table-cell office:value-type="float" office:value="0.022813">
                <text:p>0.0228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">
                <text:p>0.02</text:p>
              </table:table-cell>
              <table:table-cell office:value-type="float" office:value="0.00429943">
                <text:p>0.00429943</text:p>
              </table:table-cell>
              <table:table-cell office:value-type="float" office:value="0.00708324">
                <text:p>0.00708324</text:p>
              </table:table-cell>
              <table:table-cell office:value-type="float" office:value="0.0227525">
                <text:p>0.02275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5">
                <text:p>0.025</text:p>
              </table:table-cell>
              <table:table-cell office:value-type="float" office:value="0.0054962">
                <text:p>0.0054962</text:p>
              </table:table-cell>
              <table:table-cell office:value-type="float" office:value="0.00819586">
                <text:p>0.00819586</text:p>
              </table:table-cell>
              <table:table-cell office:value-type="float" office:value="0.0225983">
                <text:p>0.022598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